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7222f" officeooo:paragraph-rsid="0017222f"/>
    </style:style>
    <style:style style:name="P2" style:family="paragraph" style:parent-style-name="Text_20_body">
      <style:text-properties officeooo:paragraph-rsid="00294b94"/>
    </style:style>
    <style:style style:name="P3" style:family="paragraph" style:parent-style-name="Text_20_body">
      <style:text-properties officeooo:rsid="00294b94" officeooo:paragraph-rsid="00294b94"/>
    </style:style>
    <style:style style:name="P4" style:family="paragraph" style:parent-style-name="Text_20_body">
      <style:text-properties officeooo:rsid="002ad159" officeooo:paragraph-rsid="002ad159"/>
    </style:style>
    <style:style style:name="P5" style:family="paragraph" style:parent-style-name="Text_20_body">
      <style:text-properties officeooo:rsid="002dff83" officeooo:paragraph-rsid="002dff83"/>
    </style:style>
    <style:style style:name="P6" style:family="paragraph" style:parent-style-name="Text_20_body">
      <style:text-properties officeooo:rsid="0016e533" officeooo:paragraph-rsid="0032dcf4"/>
    </style:style>
    <style:style style:name="P7" style:family="paragraph" style:parent-style-name="Text_20_body">
      <style:text-properties officeooo:rsid="002e7cd0" officeooo:paragraph-rsid="002e7cd0"/>
    </style:style>
    <style:style style:name="P8" style:family="paragraph" style:parent-style-name="Text_20_body">
      <style:text-properties officeooo:paragraph-rsid="00294b94"/>
    </style:style>
    <style:style style:name="P9" style:family="paragraph" style:parent-style-name="Text_20_body">
      <style:text-properties officeooo:paragraph-rsid="001bfade"/>
    </style:style>
    <style:style style:name="P10" style:family="paragraph" style:parent-style-name="Text_20_body">
      <style:text-properties officeooo:paragraph-rsid="001e0184"/>
    </style:style>
    <style:style style:name="P11" style:family="paragraph" style:parent-style-name="Text_20_body">
      <style:text-properties officeooo:paragraph-rsid="00210487"/>
    </style:style>
    <style:style style:name="P12" style:family="paragraph" style:parent-style-name="Text_20_body">
      <style:text-properties officeooo:paragraph-rsid="00279146"/>
    </style:style>
    <style:style style:name="P13" style:family="paragraph" style:parent-style-name="Text_20_body">
      <style:text-properties officeooo:rsid="0033b40f" officeooo:paragraph-rsid="0033b40f"/>
    </style:style>
    <style:style style:name="P14" style:family="paragraph" style:parent-style-name="Heading_20_1">
      <style:text-properties officeooo:rsid="0016e533" officeooo:paragraph-rsid="0016e533"/>
    </style:style>
    <style:style style:name="P15" style:family="paragraph" style:parent-style-name="Heading_20_1">
      <style:text-properties officeooo:rsid="00294b94" officeooo:paragraph-rsid="00294b94"/>
    </style:style>
    <style:style style:name="P16" style:family="paragraph" style:parent-style-name="Heading_20_1">
      <style:text-properties officeooo:rsid="0033b40f" officeooo:paragraph-rsid="0033b40f"/>
    </style:style>
    <style:style style:name="T1" style:family="text">
      <style:text-properties officeooo:rsid="001bfade"/>
    </style:style>
    <style:style style:name="T2" style:family="text">
      <style:text-properties officeooo:rsid="00210487"/>
    </style:style>
    <style:style style:name="T3" style:family="text">
      <style:text-properties officeooo:rsid="0022ca42"/>
    </style:style>
    <style:style style:name="T4" style:family="text">
      <style:text-properties officeooo:rsid="002a7eb4"/>
    </style:style>
    <style:style style:name="T5" style:family="text">
      <style:text-properties officeooo:rsid="002e7cd0"/>
    </style:style>
    <style:style style:name="T6" style:family="text">
      <style:text-properties officeooo:rsid="0016e533"/>
    </style:style>
    <style:style style:name="T7" style:family="text">
      <style:text-properties officeooo:rsid="0031a07d"/>
    </style:style>
    <style:style style:name="T8" style:family="text">
      <style:text-properties officeooo:rsid="0032dcf4"/>
    </style:style>
    <style:style style:name="T9" style:family="text">
      <style:text-properties officeooo:rsid="0033b40f"/>
    </style:style>
    <style:style style:name="T10" style:family="text">
      <style:text-properties fo:font-weight="bold" officeooo:rsid="0033b40f" style:font-weight-asian="bold" style:font-weight-complex="bold"/>
    </style:style>
    <style:style style:name="T11" style:family="text">
      <style:text-properties fo:font-weight="bold" officeooo:rsid="0032dcf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Cloud Computing Capstone Task 1 Report</text:h>
      <text:p text:style-name="P13">Kevin Spivey (rkspivey@gmail.com)</text:p>
      <text:h text:style-name="P14" text:outline-level="1">1. <text:s/>Overview of data extraction and data cleaning</text:h>
      <text:p text:style-name="P5">I extracted the airline performance aviation data from the transportation database snapshot. <text:s/>The original form stored each year's worth of data in a separate folder, and stored each month of data in a separate zip file. <text:s/>I used the Unix utilities unzip, sed, and cut to extract the data fields that my code required, <text:span text:style-name="T5">remove the file header, </text:span>erase double-quotes from the data, and erase the “.00” from the values, since they were all integers. <text:s/>I concatenated files together so one file contained an entire year's of data. <text:s/><text:span text:style-name="T7">I also extracted data from the aviation_support_tables directory so that the code could find the airport names and airline names.</text:span></text:p>
      <text:h text:style-name="P14" text:outline-level="1">2. <text:s/>Overview of system integration</text:h>
      <text:p text:style-name="P7">I chose to use Amazon EMR (Elastic Map/Reduce) to run the Hadoop jobs, and configured the Hadoop jobs to read the input files from Amazon S3. <text:s/>I created a separate cluster to run the Cassandra database. <text:s text:c="3"/>The EMR cluster had 8 nodes (1 master, 7 slave) and I used a single node cluster for Cassandra. <text:s/><text:span text:style-name="T6">I integrated Hadoop and Cassandra by using the Cassandra's hadoop libraries. <text:s/>I read the HDFS files with the standard Hadoop mapper class, and stored the results in Cassandra by using the Cassandra reducer class. <text:s/></text:span></text:p>
      <text:h text:style-name="P14" text:outline-level="1">3. <text:s/>Approaches and algorithms used</text:h>
      <text:p text:style-name="P1">The first question to answer was to define what “ontime arrival performance” and “ontime departure performance” means. <text:s/>The data contains two columns named DepDel15 and ArrDel15, which are 0 if the flight is on time, or 1 if the flight is delayed by more than 15 minutes. <text:s/>I chose to use these two columns to determine if a flight departed and/or arrived on time. <text:s/>I defined “performance” as being a percentage of total flights that were on time. </text:p>
      <text:p text:style-name="P6"><text:span text:style-name="T11">Group 1, Question 1</text:span><text:span text:style-name="T8">: <text:s/></text:span>I <text:span text:style-name="T1">created two map/reduce jobs in Java to answer the question. <text:s/>The first job defined a mapper which output an integer for each airport key. <text:s/>For each flight, the mapper output the integer 1 to the origin airport and output the integer 1 to the destination airport. <text:s/>The reducer read the list of integers for each key, computed the sum of the values, and output the sum for each key. <text:s/>I also used a combiner to compute the sum on the mapper side, which optimized network traffic to the reducers. <text:s/>The second job defined a mapper that read the output of the first job's reducer, sorted the values by the count, and output the top 10 values in non-descending order. <text:s/>The second job was configured to use one reducer task so that the output would be ordered correctly in one output file.</text:span></text:p>
      <text:p text:style-name="P9"><text:span text:style-name="T11">Group 1, Question 2</text:span><text:span text:style-name="T8">: <text:s/>I created two map/reduce jobs in Java to answer the question. <text:s/>The first job defined a mapper which output an integer array for each airport key. <text:s/>The first value of the array is the </text:span><text:soft-page-break/><text:span text:style-name="T8">number of on time flights and the second value is the number of total flights. <text:s/>For each flight, the mapper set the first value of the array to 0 if the flight was delayed (as defined above), and to 1 if the flight was on time. <text:s/>The reducer read the list of integer arrays for each key and output an integer array for each key with the sum of each array index. <text:s/>I also used a combiner to compute the sum on the mapper side, which optimized network traffic to the reducers. <text:s/>The second job defined a mapper that read the output of the first job's reducer, computed the on-time arrival percentage by dividing the first number by the second number, sorted the values by the percentage, and output the top 10 values in non-descending order. <text:s/>The second job was configured to use one reducer task so that the output would be ordered correctly in one output file.</text:span></text:p>
      <text:p text:style-name="P10"><text:span text:style-name="T10">Group 2, Question 1</text:span><text:span text:style-name="T9">: <text:s/>I created a map/reduce job in Java to answer the question. <text:s/>The job defined a key using a combination of the origin airport code and the airline id, and output an integer array with the number of on time flights and the number of total flights. <text:s/>I used a Cassandra reducer to read the list of integer arrays for each key. <text:s/>The reducer computed the on-time performance by calculating the percentage of on-time flights from the integer array, and wrote these values to the Cassandra database in a column family designed for this particular question.</text:span></text:p>
      <text:p text:style-name="P10"><text:span text:style-name="T10">Group 2, Question 2</text:span><text:span text:style-name="T9">: <text:s/>I used the same approach from question 1, except the mapper defined a key using a combination of the origin airport code and the destination airport code. <text:s/>The Cassandra reducer stored the results in the database, in a column family designed for this particular question. <text:s/></text:span></text:p>
      <text:p text:style-name="P10"><text:span text:style-name="T10">Group 2, Question 3</text:span><text:span text:style-name="T9">: <text:s/>I used the same approach from question 1, except the mapper defined a key using a combination of the origin airport code, the destination airport code, and the airline id. <text:s/>The Cassandra reducer stored the results in the database, in a column family designed for this particular question. <text:s/></text:span></text:p>
      <text:p text:style-name="P11"><text:span text:style-name="T10">Group 3, Question 1</text:span><text:span text:style-name="T9">: <text:s/>I used the same code that I used to answer question 1 from group 1. <text:s/>I loaded the results into Octave and plotted the data to determine if it resembled a Zipf distribution curve.</text:span></text:p>
      <text:p text:style-name="P12"><text:span text:style-name="T10">Group 3, Question 2</text:span><text:span text:style-name="T9">: <text:s/>I created two map/reduce jobs in Java to answer the question. <text:s/>The first job defined a mapper which determined if a flight was a potential origin flight (departs before 12pm) or a potential destination flight (departs after 12pm). <text:s/>If the flight was a potential origin flight, the mapper output the flight information to the destination airport code. <text:s/>If the flight was a potential destination flight, the mapper output the flight information to the origin airport code. <text:s/>This had the effect of outputting all potential flights that a given airport might be a connection for. <text:s/>The reducer iterated over a list of possible origin flights and potential destination flights, and stored the two flights to Cassandra if the destination flight was two days later than the origin flight. <text:s/></text:span></text:p>
      <text:h text:style-name="P15" text:outline-level="1">4. <text:s/>Results</text:h>
      <text:p text:style-name="P2"/>
      <text:p text:style-name="P2"/>
      <text:p text:style-name="P2"/>
      <text:h text:style-name="P15" text:outline-level="1"><text:soft-page-break/>5. <text:s/>Optimizations</text:h>
      <text:p text:style-name="P3">1. <text:s/>The Hadoop jobs for group 1 and 2 used a combiner to minimize network traffic from mappers to reducers.</text:p>
      <text:p text:style-name="P3">2. <text:s/>The Cassandra column families used to store results for group 2 questions used a clustering key to optimize the sorting of the results. <text:s/>The column families also used the partition key to optimize the search query.</text:p>
      <text:p text:style-name="P3">3. <text:s/>For question 3.2, the mapper and reducer performed data filtering in the application to minimize the amount of data stored in Cassandra.</text:p>
      <text:h text:style-name="P15" text:outline-level="1">6. <text:s/>Usefulness of data</text:h>
      <text:p text:style-name="P7">Analyzing airline performance and airport performance over a 20 year period does not seem useful to me. <text:s/>The analysis might be useful if it was combined with a separate analysis over a 5 year period and 1 year period. <text:s/>This would give some insight as to how current performance compares to past performance. <text:s/>Question 3.2 <text:span text:style-name="T4">might make sense if the future flight schedules were available and the software searched for potential flights to arrive at the destination at earliest time. <text:s/>Performing this analysis on flights from 2008 does not seem useful. <text:s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6:17:01.848429399</meta:creation-date>
    <dc:date>2016-02-01T13:39:22.144440785</dc:date>
    <meta:editing-duration>PT4H43M37S</meta:editing-duration>
    <meta:editing-cycles>16</meta:editing-cycles>
    <meta:generator>LibreOffice/4.2.8.2$Linux_X86_64 LibreOffice_project/420$Build-2</meta:generator>
    <meta:document-statistic meta:table-count="0" meta:image-count="0" meta:object-count="0" meta:page-count="3" meta:paragraph-count="22" meta:word-count="1192" meta:character-count="6917" meta:non-whitespace-character-count="5678"/>
  </office:meta>
</office:document-meta>
</file>